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aramond1" svg:font-family="Garamond" style:font-adornments="Italic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2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3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P4" style:family="paragraph" style:parent-style-name="Header">
      <style:paragraph-properties fo:text-align="end" style:justify-single-word="false"/>
      <style:text-properties officeooo:paragraph-rsid="001f597d"/>
    </style:style>
    <style:style style:name="P5" style:family="paragraph" style:parent-style-name="Text_20_body">
      <style:text-properties officeooo:rsid="0056d1a0" officeooo:paragraph-rsid="0056d1a0"/>
    </style:style>
    <style:style style:name="P6" style:family="paragraph" style:parent-style-name="Text_20_body">
      <style:text-properties officeooo:rsid="0056d1a0" officeooo:paragraph-rsid="00575397"/>
    </style:style>
    <style:style style:name="P7" style:family="paragraph" style:parent-style-name="Text_20_body">
      <style:text-properties officeooo:rsid="00571b99" officeooo:paragraph-rsid="00571b99"/>
    </style:style>
    <style:style style:name="P8" style:family="paragraph" style:parent-style-name="DocText">
      <style:text-properties officeooo:rsid="0054ef3c" officeooo:paragraph-rsid="0054ef3c"/>
    </style:style>
    <style:style style:name="P9" style:family="paragraph" style:parent-style-name="DocTitle" style:master-page-name="First_20_Page">
      <style:paragraph-properties style:page-number="auto"/>
      <style:text-properties officeooo:rsid="001d76c3" officeooo:paragraph-rsid="001d76c3"/>
    </style:style>
    <style:style style:name="P10" style:family="paragraph" style:parent-style-name="DocHeading1">
      <style:text-properties officeooo:rsid="0056d1a0" officeooo:paragraph-rsid="0056d1a0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1f597d"/>
    </style:style>
    <style:style style:name="T3" style:family="text">
      <style:text-properties officeooo:rsid="00575397"/>
    </style:style>
  </office:automatic-styles>
  <office:body>
    <office:text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1" text:separation-character="." text:name="Drawing"/>
        <text:sequence-decl text:display-outline-level="1" text:separation-character="." text:name="Equation"/>
        <text:sequence-decl text:display-outline-level="1" text:separation-character="." text:name="Figure"/>
        <text:sequence-decl text:display-outline-level="1" text:separation-character="." text:name="Reference"/>
      </text:sequence-decls>
      <text:p text:style-name="P9"><text:title>User Interface</text:title></text:p>
      <text:p text:style-name="P8">This section details the user interface for oFreq. <text:s/>oFreq only uses text files for its user interface. <text:s/>All inputs are text files, and all outputs are text files. <text:s/>The syntax for the text file format is very versatile and allows a fairly complex set of combinations. <text:s/>The inputs are also divided into different files and organized within a specific directory structure. <text:s/>The following sections cover everything you need to know about how the inputs are organized and formatted.</text:p>
      <text:h text:style-name="P10" text:outline-level="1">Explanation for Text Files</text:h>
      <text:p text:style-name="P5">You probably want to know why oFreq does not have a graphical user interface (GUI)? <text:s/>There is a very good reason for this. <text:s/>Please read the following section.</text:p>
      <text:p text:style-name="P7">\subpage U04-0010.001</text:p>
      <text:h text:style-name="P10" text:outline-level="1">Syntax and Structure of User Interface</text:h>
      <text:p text:style-name="P5">The user interface consists of text files, with all files following a specific directory structure and file naming convention. <text:s/></text:p>
      <text:p text:style-name="P7">\subpage U04-0010.0003: <text:s/>Directory structure explained.</text:p>
      <text:p text:style-name="P7">\subpage U04-0010.0002: <text:s/>Input syntax explained.</text:p>
      <text:h text:style-name="P10" text:outline-level="1">Input File Definitions</text:h>
      <text:p text:style-name="P5">Now you know how the files are formatted and organized. <text:s/>But what actually goes into each file? <text:s/>What are the input options.</text:p>
      <text:p text:style-name="P6"><text:span text:style-name="T3">\subpage U04-0020: <text:s/>Input file definitions.</text:span></text:p>
      <text:h text:style-name="P10" text:outline-level="1">Output File Definitions</text:h>
      <text:p text:style-name="P5">And what about those output files? <text:s/>What is the exact formatting for each one of those?</text:p>
      <text:p text:style-name="P6"><text:span text:style-name="T3">\subpage U04-0030: <text:s/>Output file definitions.</text:span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Garamond1" svg:font-family="Garamond" style:font-adornments="Italic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11471e" draw:end-color="#ffffff" draw:start-intensity="100%" draw:end-intensity="100%" draw:angle="0" draw:border="50%"/>
    <draw:gradient draw:name="Nick1" draw:style="linear" draw:start-color="#11471e" draw:end-color="#ffffff" draw:start-intensity="100%" draw:end-intensity="100%" draw:angle="0" draw:border="20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 style:shadow="none"/>
      <style:text-properties style:font-name="Garamon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11471e" style:font-name="Arial Narrow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15in" style:contextual-spacing="false" fo:line-height="110%" fo:text-indent="0in" style:auto-text-indent="false" style:page-number="auto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next-style-name="Text_20_body" style:class="extra" style:master-page-name="">
      <style:paragraph-properties fo:margin-top="0in" fo:margin-bottom="0.1in" style:contextual-spacing="false" fo:text-align="center" style:justify-single-word="false" style:page-number="auto" text:number-lines="false" text:line-number="0"/>
      <style:text-properties style:font-name="Arial Narrow1" fo:font-size="14pt" fo:font-style="normal" fo:font-weight="bold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DocHeading1" style:next-style-name="DocText" style:default-outline-level="" style:list-style-name="" style:class="extra">
      <style:paragraph-properties text:number-lines="false" text:line-number="0"/>
      <style:text-properties fo:color="#11471e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.2in" fo:margin-bottom="0in" style:contextual-spacing="false" fo:line-height="110%" fo:text-align="start" style:justify-single-word="false" style:page-number="auto" fo:background-color="transparent" fo:padding="0in" fo:border-left="none" fo:border-right="none" fo:border-top="none" fo:border-bottom="0.51pt solid #000000" style:join-border="false">
        <style:tab-stops/>
        <style:drop-cap/>
        <style:background-image/>
      </style:paragraph-properties>
      <style:text-properties fo:text-transform="capitalize" fo:color="#11471e" style:font-name="Arial Narrow1" fo:font-size="24pt" fo:text-shadow="none" fo:font-weight="bold" style:font-size-asian="115%" style:font-weight-asian="bold" style:font-size-complex="115%" style:font-weight-complex="bold" style:font-relief="embosse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fo:margin-top="0in" fo:margin-bottom="0.1598in" style:contextual-spacing="false" text:number-lines="false" text:line-number="0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1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 fo:background-color="transparent">
        <style:tab-stops/>
        <style:background-image/>
      </style:paragraph-properties>
      <style:text-properties fo:text-transform="capitalize" fo:color="#11471e" style:font-name="Arial Narrow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2" fo:font-size="14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Subtitle" style:class="index" style:master-page-name="">
      <style:paragraph-properties fo:margin="100%" fo:margin-left="0in" fo:margin-right="0in" fo:margin-top="0in" fo:margin-bottom="0in" style:contextual-spacing="false" fo:line-height="100%" fo:text-indent="0in" style:auto-text-indent="false" style:page-number="auto" text:number-lines="false" text:line-number="0"/>
      <style:text-properties fo:color="#11471e" style:font-name="Arial Narrow1"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class="index" style:master-page-name="">
      <style:paragraph-properties fo:margin="100%" fo:margin-left="0in" fo:margin-right="0in" fo:margin-top="0in" fo:margin-bottom="0in" style:contextual-spacing="false" fo:line-height="110%" fo:text-indent="0in" style:auto-text-indent="false" style:page-number="auto">
        <style:tab-stops>
          <style:tab-stop style:position="6.9252in" style:type="right" style:leader-style="dotted" style:leader-text="."/>
        </style:tab-stops>
      </style:paragraph-properties>
      <style:text-properties fo:font-size="14pt" fo:font-weight="normal"/>
    </style:style>
    <style:style style:name="Contents_20_2" style:display-name="Contents 2" style:family="paragraph" style:parent-style-name="Standard" style:class="index" style:master-page-name="">
      <style:paragraph-properties fo:margin="100%" fo:margin-left="0.1965in" fo:margin-right="0in" fo:margin-top="0in" fo:margin-bottom="0in" style:contextual-spacing="false" fo:line-height="110%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ocHeading1" style:family="paragraph" style:parent-style-name="Heading_20_1" style:next-style-name="Text_20_body" style:default-outline-level="1">
      <style:paragraph-properties fo:margin-top="0.2in" fo:margin-bottom="0in" style:contextual-spacing="false"/>
      <style:text-properties fo:font-size="20pt"/>
    </style:style>
    <style:style style:name="DocHeading2" style:family="paragraph" style:parent-style-name="Heading_20_2" style:next-style-name="Text_20_body" style:default-outline-level="2">
      <style:paragraph-properties fo:margin-top="0.1in" fo:margin-bottom="0in" style:contextual-spacing="false"/>
      <style:text-properties fo:font-size="16pt"/>
    </style:style>
    <style:style style:name="DocHeading3" style:family="paragraph" style:parent-style-name="Heading_20_3" style:next-style-name="Text_20_body" style:default-outline-level="3">
      <style:paragraph-properties fo:margin-top="0.1in" fo:margin-bottom="0in" style:contextual-spacing="false"/>
      <style:text-properties fo:font-size="14pt"/>
    </style:style>
    <style:style style:name="DocHeading4" style:family="paragraph" style:parent-style-name="Heading_20_4" style:next-style-name="DocText" style:default-outline-level="4" style:master-page-name="">
      <style:paragraph-properties fo:margin-top="0.1in" fo:margin-bottom="0in" style:contextual-spacing="false" style:page-number="auto"/>
      <style:text-properties fo:font-size="12pt"/>
    </style:style>
    <style:style style:name="Text" style:family="paragraph" style:parent-style-name="Caption" style:class="extra"/>
    <style:style style:name="DocText" style:family="paragraph" style:parent-style-name="Text_20_body" style:master-page-name="">
      <style:paragraph-properties fo:margin-top="0in" fo:margin-bottom="0.1in" style:contextual-spacing="false" style:page-number="auto"/>
      <style:text-properties fo:color="#000000" fo:font-size="11pt"/>
    </style:style>
    <style:style style:name="DocCaption" style:family="paragraph" style:parent-style-name="Caption" style:next-style-name="DocText" style:master-page-name="">
      <style:paragraph-properties style:page-number="auto" fo:keep-with-next="always"/>
      <style:text-properties fo:color="#000000" style:font-name="Arial Narrow1" fo:font-weight="normal"/>
    </style:style>
    <style:style style:name="Appendix" style:family="paragraph" style:next-style-name="DocText" style:default-outline-level="1" style:list-style-name="" style:master-page-name="Standard">
      <style:paragraph-properties fo:margin-top="0.05in" fo:margin-bottom="0.2in" style:contextual-spacing="false" fo:line-height="110%" style:page-number="auto" fo:break-before="auto" fo:break-after="auto" fo:background-color="transparent" fo:padding="0in" fo:border="none" style:shadow="none" fo:keep-with-next="auto">
        <style:tab-stops/>
        <style:background-image/>
      </style:paragraph-properties>
      <style:text-properties fo:color="#0008b2" style:font-name="Arial Narrow1" fo:font-size="28pt" fo:text-shadow="none" fo:font-weight="bold"/>
    </style:style>
    <style:style style:name="DocEquation" style:family="paragraph" style:parent-style-name="DocText" style:next-style-name="DocText" style:master-page-name="">
      <style:paragraph-properties fo:margin-top="0in" fo:margin-bottom="0in" style:contextual-spacing="false" fo:line-height="100%" fo:text-align="end" style:justify-single-word="false" style:page-number="auto" fo:background-color="transparent" style:shadow="none">
        <style:tab-stops/>
        <style:background-image/>
      </style:paragraph-properties>
    </style:style>
    <style:style style:name="DocReferences" style:family="paragraph" style:parent-style-name="Standard" style:master-page-name="">
      <style:paragraph-properties fo:margin="100%" fo:margin-left="0.5in" fo:margin-right="0in" fo:margin-top="0in" fo:margin-bottom="0.15in" style:contextual-spacing="false" fo:text-indent="-0.5in" style:auto-text-indent="false" style:page-number="auto" fo:background-color="transparent">
        <style:tab-stops>
          <style:tab-stop style:position="0.5in"/>
        </style:tab-stops>
        <style:background-image/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itle" style:family="paragraph" style:next-style-name="Subtitle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 style:shadow="none">
        <style:tab-stops/>
        <style:background-image/>
      </style:paragraph-properties>
      <style:text-properties fo:text-transform="capitalize" fo:color="#0008b2" style:font-name="Arial Narrow1" fo:font-size="36pt" fo:text-shadow="none" fo:font-weight="bold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>
        <style:tab-stops/>
        <style:background-image/>
      </style:paragraph-properties>
      <style:text-properties fo:text-transform="capitalize" fo:color="#11471e" style:font-name="Arial Narrow1" fo:font-size="24pt" fo:font-style="normal" fo:font-weight="bold" style:font-size-asian="14pt" style:font-style-asian="italic" style:font-size-complex="14pt" style:font-style-complex="italic"/>
    </style:style>
    <style:style style:name="DocSubtitle" style:family="paragraph" style:parent-style-name="Subtitle" style:next-style-name="DocText">
      <style:paragraph-properties fo:text-align="start" style:justify-single-word="false"/>
      <style:text-properties fo:color="#11471e" style:font-name="Arial Narrow1" fo:font-size="20pt" fo:font-weight="normal"/>
    </style:style>
    <style:style style:name="DocTitle" style:family="paragraph" style:parent-style-name="Title" style:next-style-name="DocSubtitle" style:master-page-name="">
      <style:paragraph-properties fo:text-align="start" style:justify-single-word="false" style:page-number="auto" style:shadow="none"/>
      <style:text-properties style:font-name="Arial Narrow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1" style:display-name="Bibliography 1" style:family="paragraph" style:parent-style-name="DocText" style:class="index" style:master-page-name="">
      <style:paragraph-properties fo:margin="100%" fo:margin-left="0.75in" fo:margin-right="0in" fo:margin-top="0in" fo:margin-bottom="0in" style:contextual-spacing="false" fo:line-height="100%" fo:text-indent="-0.75in" style:auto-text-indent="false" style:page-number="auto">
        <style:tab-stops>
          <style:tab-stop style:position="0.5in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cNumList" style:family="paragraph" style:parent-style-name="DocText" style:next-style-name="DocText" style:list-style-name="Numbering_20_1">
      <style:paragraph-properties fo:margin="100%" fo:margin-left="0.5in" fo:margin-right="0in" fo:margin-top="0in" fo:margin-bottom="0in" style:contextual-spacing="false" fo:text-indent="-0.25in" style:auto-text-indent="false">
        <style:tab-stops>
          <style:tab-stop style:position="0.25in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DocNote" style:family="paragraph" style:parent-style-name="DocText" style:next-style-name="DocText" style:master-page-name="">
      <style:paragraph-properties fo:margin="100%" fo:margin-left="0.5in" fo:margin-right="0in" fo:margin-top="0.25in" fo:margin-bottom="0.25in" style:contextual-spacing="false" fo:keep-together="always" fo:text-indent="0in" style:auto-text-indent="false" style:page-number="auto" fo:padding="0.0201in" fo:border-left="2.01pt solid #008000" fo:border-right="none" fo:border-top="none" fo:border-bottom="none" style:shadow="none"/>
    </style:style>
    <style:style style:name="DocWarning" style:family="paragraph" style:parent-style-name="DocNote" style:next-style-name="DocText">
      <style:paragraph-properties fo:background-color="transparent" fo:padding="0.0201in" fo:border-left="2.01pt solid #800000" fo:border-right="none" fo:border-top="none" fo:border-bottom="none">
        <style:background-image/>
      </style:paragraph-properties>
      <style:text-properties fo:font-style="italic"/>
    </style:style>
    <style:style style:name="DocExample" style:family="paragraph" style:parent-style-name="DocText" style:next-style-name="DocText" style:master-page-name="">
      <style:paragraph-properties fo:margin="100%" fo:margin-left="0.25in" fo:margin-right="0in" fo:margin-top="0in" fo:margin-bottom="0in" style:contextual-spacing="false" fo:text-indent="0in" style:auto-text-indent="false" style:page-number="auto" fo:background-color="#e6e6e6" style:shadow="none">
        <style:background-image/>
      </style:paragraph-properties>
    </style:style>
    <style:style style:name="DocCode" style:family="paragraph" style:parent-style-name="DocExample" style:next-style-name="DocText">
      <style:paragraph-properties fo:margin-top="0in" fo:margin-bottom="0in" style:contextual-spacing="false" fo:line-height="100%" fo:padding="0.0201in" fo:border-left="2.01pt solid #000000" fo:border-right="none" fo:border-top="none" fo:border-bottom="none" style:shadow="none"/>
      <style:text-properties style:font-name="Courier New" fo:font-size="10pt"/>
    </style:style>
    <style:style style:name="DocVariableDef" style:family="paragraph" style:parent-style-name="DocText" style:next-style-name="DocText" style:default-outline-level="" style:list-style-name="">
      <style:paragraph-properties fo:margin="100%" fo:margin-left="1.25in" fo:margin-right="0in" fo:margin-top="0in" fo:margin-bottom="0in" style:contextual-spacing="false" fo:text-indent="-1in" style:auto-text-indent="false" fo:background-color="transparent">
        <style:tab-stops>
          <style:tab-stop style:position="1in"/>
          <style:tab-stop style:position="1.5in"/>
          <style:tab-stop style:position="2in"/>
          <style:tab-stop style:position="3in"/>
        </style:tab-stops>
        <style:background-image/>
      </style:paragraph-properties>
      <style:text-properties fo:font-size="9pt"/>
    </style:style>
    <style:style style:name="DocTableText" style:family="paragraph" style:parent-style-name="DocText" style:master-page-name="">
      <style:paragraph-properties fo:margin-top="0in" fo:margin-bottom="0in" style:contextual-spacing="false" fo:line-height="100%" style:page-number="auto"/>
      <style:text-properties style:font-name="Arial" fo:font-size="10.5pt"/>
    </style:style>
    <style:style style:name="Variable" style:family="text">
      <style:text-properties fo:color="#000000" style:font-name="Arial Narrow2" fo:font-size="14pt" fo:font-style="italic" fo:text-shadow="none" fo:font-weight="bold" fo:background-color="transparent" style:font-style-asian="italic" style:font-style-complex="italic"/>
    </style:style>
    <style:style style:name="Numbering_20_Symbols" style:display-name="Numbering Symbols" style:family="text"/>
    <style:style style:name="DocVariable" style:family="text" style:parent-style-name="Variable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fItalic" style:family="text">
      <style:text-properties style:font-name="Garamond1" fo:font-style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2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MP3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4" style:family="paragraph" style:parent-style-name="Header">
      <style:paragraph-properties fo:text-align="end" style:justify-single-word="false"/>
      <style:text-properties officeooo:paragraph-rsid="001f597d"/>
    </style:style>
    <style:style style:name="MT1" style:family="text">
      <style:text-properties fo:font-size="10pt" style:font-size-asian="10pt" style:font-size-complex="10pt"/>
    </style:style>
    <style:style style:name="MT2" style:family="text"/>
    <style:style style:name="MT3" style:family="text">
      <style:text-properties officeooo:rsid="001f597d"/>
    </style:style>
    <style:page-layout style:name="Mpm1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fo:border-top="2.01pt solid #000000" fo:border-bottom="none" fo:border-left="none" fo:border-right="none" fo:padding="0in" style:shadow="none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2.01pt solid #000000" fo:border-left="none" fo:border-right="none" fo:padding="0.0201in" style:shadow="none" style:dynamic-spacing="false"/>
      </style:header-style>
      <style:footer-style/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<text:file-name text:display="name-and-extension">U04-0010_user_interface.odt</text:file-name></text:span><text:tab/> <text:a xlink:type="simple" xlink:href="http://www.dmsonline.us/"><text:span text:style-name="MT1">www.dmsonline.us</text:span></text:a><text:tab/>Page <text:page-number text:select-page="current"/></text:p>
      </style:footer>
    </style:master-page>
    <style:master-page style:name="Title_20_Page" style:display-name="Title Page" style:page-layout-name="Mpm2" style:next-style-name="Standard">
      <style:header>
        <text:p text:style-name="MP2">Document Number: <text:s/></text:p>
      </style:header>
      <style:footer>
        <text:p text:style-name="MP3"><text:tab/><text:a xlink:type="simple" xlink:href="http://www.dmsonline.us/">www.dmsonline.us</text:a><text:tab/></text:p>
      </style:footer>
    </style:master-page>
    <style:master-page style:name="First_20_Page" style:display-name="First Page" style:page-layout-name="Mpm3" style:next-style-name="Standard">
      <style:header>
        <text:p text:style-name="MP4"><text:span text:style-name="MT3">Document Number: <text:s/></text:span><text:span text:style-name="MT3"><text:subject>U04-0010</text:subject></text:span></text:p>
      </style:header>
    </style:master-page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meta:creation-date>2014-04-21T14:02:12</meta:creation-date>
    <meta:editing-cycles>5</meta:editing-cycles>
    <meta:editing-duration>PT1H51S</meta:editing-duration>
    <dc:description>General documentation on the user interface.  Layout for the following details.</dc:description>
    <dc:subject>U04-0010</dc:subject>
    <dc:title>User Interface</dc:title>
    <dc:date>2014-04-21T16:58:29</dc:date>
    <meta:document-statistic meta:table-count="0" meta:image-count="0" meta:object-count="0" meta:page-count="1" meta:paragraph-count="19" meta:word-count="216" meta:character-count="1426" meta:non-whitespace-character-count="1209"/>
    <meta:user-defined meta:name="Info 1"/>
    <meta:user-defined meta:name="Info 2"/>
    <meta:user-defined meta:name="Info 3"/>
    <meta:user-defined meta:name="Info 4"/>
  </office:meta>
</office:document-meta>
</file>